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63ef" officeooo:paragraph-rsid="000963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</text:p>
      <text:p text:style-name="P1">#include &lt;float.h&gt;</text:p>
      <text:p text:style-name="P1"></text:p>
      <text:p text:style-name="P1">int main(){</text:p>
      <text:p text:style-name="P1"></text:p>
      <text:p text:style-name="P1">#define MAX 10</text:p>
      <text:p text:style-name="P1">#define MIN -10</text:p>
      <text:p text:style-name="P1"></text:p>
      <text:p text:style-name="P1"><text:s text:c="2"/>float liczba=0;</text:p>
      <text:p text:style-name="P1"><text:s text:c="2"/>float poprzednia=0;</text:p>
      <text:p text:style-name="P1"><text:s text:c="2"/>int i=0;</text:p>
      <text:p text:style-name="P1"></text:p>
      <text:p text:style-name="P1"><text:s text:c="2"/>printf("\nProgram liczy ilość przecięć w zerze\n");</text:p>
      <text:p text:style-name="P1"></text:p>
      <text:p text:style-name="P1"><text:s text:c="2"/>while(liczba!=99) /*Pętla while wykona się każdorazowo, oprócz warunku kiedy liczba==99*/</text:p>
      <text:p text:style-name="P1"><text:s text:c="2"/>{</text:p>
      <text:p text:style-name="P1"><text:s text:c="4"/>scanf("%f",&amp;liczba); /*Program wczytuje liczby, jedna po drugiej (zastosowanie pętli while)*/</text:p>
      <text:p text:style-name="P1"></text:p>
      <text:p text:style-name="P1"><text:s text:c="4"/>if(liczba&lt;MIN) liczba=MIN; /*Jeśli wczytana liczba jest mniejsza od -10, to program przypisuje jej wartość -10*/</text:p>
      <text:p text:style-name="P1"><text:s text:c="4"/>else if(liczba&gt;MAX &amp;&amp; liczba!=99) liczba=MAX; /*Jeśli wczytana liczba jest większa od 10, to program przypisuje jej wartość 10. Należy t\</text:p>
      <text:p text:style-name="P1">eż uwzględnić warunek, aby liczby 99 nie zamieniało na 10*/</text:p>
      <text:p text:style-name="P1"></text:p>
      <text:p text:style-name="P1"><text:s text:c="4"/>if((poprzednia*liczba)&lt;0 &amp;&amp; liczba!=99) /*Jeżeli poprzednia liczba pomnożona przez kolejną daje wynik ujemny to następuje przecięcie. Tu\</text:p>
      <text:p text:style-name="P1"><text:s/>również należy wyrzucić 99, ponieważ liczba ma kończyć program, zatem nie może być brana pod uwagę do liczenia przecięć*/</text:p>
      <text:p text:style-name="P1"><text:s text:c="6"/>{</text:p>
      <text:p text:style-name="P1"><text:s text:c="8"/>i++;/*nastepuje przeciecie*/</text:p>
      <text:p text:style-name="P1"><text:s text:c="6"/>}</text:p>
      <text:p text:style-name="P1"></text:p>
      <text:p text:style-name="P1"><text:s text:c="4"/>if(liczba!=0 &amp;&amp; liczba!=99) /*Jeśli program wczyta 0, to je pomija, nie nadpisując go. Dzięki temu w następnym kroku, program porówna li\</text:p>
      <text:p text:style-name="P1">czbę przed zerem i po zerze.*/</text:p>
      <text:p text:style-name="P1"><text:s text:c="6"/>{</text:p>
      <text:p text:style-name="P1"><text:s text:c="8"/>poprzednia=liczba;</text:p>
      <text:p text:style-name="P1"><text:s text:c="6"/>}</text:p>
      <text:p text:style-name="P1"><text:s text:c="2"/>}</text:p>
      <text:p text:style-name="P1"></text:p>
      <text:p text:style-name="P1"><text:s text:c="2"/>printf("\nIlość przecięć w podanym pliku wynosi: <text:s/>");</text:p>
      <text:p text:style-name="P1"><text:s text:c="2"/>printf("%d\n",i);</text:p>
      <text:p text:style-name="P1"></text:p>
      <text:p text:style-name="P1"><text:s text:c="2"/>printf("UWAGA! Liczba 99 nie jest brana pod uwagę!\n\n")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6:25:55.324255118</meta:creation-date>
    <dc:date>2015-11-17T16:26:21.408687889</dc:date>
    <meta:editing-duration>P0D</meta:editing-duration>
    <meta:editing-cycles>1</meta:editing-cycles>
    <meta:document-statistic meta:table-count="0" meta:image-count="0" meta:object-count="0" meta:page-count="1" meta:paragraph-count="39" meta:word-count="176" meta:character-count="1383" meta:non-whitespace-character-count="1115"/>
    <meta:generator>LibreOffice/4.2.8.2$Linux_X86_64 LibreOffice_project/420m0$Build-2</meta:generator>
  </office:meta>
</office:document-meta>
</file>